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1.016cm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56cm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fill="solid" draw:fill-color="#ff3366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gr18" style:family="graphic" style:parent-style-name="standard">
      <style:graphic-properties draw:stroke="none" svg:stroke-color="#000000" draw:fill="none" draw:fill-color="#ffffff" fo:min-height="0.635cm"/>
    </style:style>
    <style:style style:name="gr19" style:family="graphic" style:parent-style-name="standard">
      <style:graphic-properties draw:stroke="none" svg:stroke-color="#000000" draw:fill="none" draw:fill-color="#ffffff" fo:min-height="2.03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3366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horndale" style:font-style-name="Regular" style:font-family-generic="roman" style:font-pitch="variable"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16.637cm" svg:x="19.034cm" svg:y="3.03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875cm" svg:height="8.509cm" svg:x="2.27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2.397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7.985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13.319cm" svg:y="13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494cm" svg:height="1.016cm" svg:x="2.651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494cm" svg:height="0.889cm" svg:x="2.397cm" svg:y="18.907cm">
          <text:p text:style-name="P3">Footer</text:p>
          <draw:enhanced-geometry svg:viewBox="0 0 21600 21600" draw:type="rectangle" draw:enhanced-path="M 0 0 L 21600 0 21600 21600 0 21600 0 0 Z N"/>
        </draw:custom-shape>
        <draw:frame draw:style-name="gr3" draw:layer="layout" svg:width="14.366cm" svg:height="0.962cm" svg:x="3.032cm" svg:y="3.032cm">
          <draw:text-box>
            <text:p>No Sweat Soccer- <text:span text:style-name="T1">League management with little legwork</text:span></text:p>
          </draw:text-box>
        </draw:frame>
        <draw:frame draw:style-name="gr3" draw:layer="layout" svg:width="0.68cm" svg:height="0.962cm" svg:x="1.762cm" svg:y="6.08cm">
          <draw:text-box>
            <text:p>.</text:p>
          </draw:text-box>
        </draw:frame>
        <draw:frame draw:style-name="gr3" draw:layer="layout" svg:width="4.447cm" svg:height="8.072cm" svg:x="19.542cm" svg:y="4.302cm">
          <draw:text-box>
            <text:p>Fixed Navbar:</text:p>
            <text:p/>
            <text:p>Home</text:p>
            <text:p/>
            <text:p>Login</text:p>
            <text:p/>
            <text:p>Register</text:p>
            <text:p/>
            <text:p>About Us</text:p>
            <text:p/>
            <text:p>Contact Us</text:p>
          </draw:text-box>
        </draw:frame>
        <draw:custom-shape draw:style-name="gr4" draw:text-style-name="P5" draw:layer="layout" svg:width="10cm" svg:height="5cm" svg:x="4.048cm" svg:y="5.318cm">
          <text:p text:style-name="P4"><text:span text:style-name="T2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5" draw:text-style-name="P5" draw:layer="layout" svg:width="10cm" svg:height="5cm" svg:x="5.191cm" svg:y="5.572cm">
          <text:p text:style-name="P4"><text:span text:style-name="T2">League Name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6" draw:text-style-name="P6" draw:layer="layout" svg:width="4.191cm" svg:height="0.806cm" svg:x="2.981cm" svg:y="15.478cm">
          <draw:text-box>
            <text:p text:style-name="P6"><text:span text:style-name="T1">What we do...</text:span></text:p>
          </draw:text-box>
        </draw:frame>
        <draw:frame draw:style-name="gr7" draw:layer="layout" svg:width="3.175cm" svg:height="1.266cm" svg:x="3.413cm" svg:y="14.208cm">
          <draw:text-box>
            <text:p>About Us</text:p>
          </draw:text-box>
        </draw:frame>
        <draw:frame draw:style-name="gr7" draw:layer="layout" svg:width="3.175cm" svg:height="1.266cm" svg:x="3.414cm" svg:y="14.208cm">
          <draw:text-box>
            <text:p>About Us</text:p>
          </draw:text-box>
        </draw:frame>
        <draw:frame draw:style-name="gr3" draw:layer="layout" svg:width="3.639cm" svg:height="0.962cm" svg:x="8.366cm" svg:y="14.081cm">
          <draw:text-box>
            <text:p>Contact Us</text:p>
          </draw:text-box>
        </draw:frame>
        <draw:frame draw:style-name="gr3" draw:layer="layout" svg:width="2.614cm" svg:height="0.962cm" svg:x="13.954cm" svg:y="14.081cm">
          <draw:text-box>
            <text:p>Join Us</text:p>
          </draw:text-box>
        </draw:frame>
        <draw:frame draw:style-name="gr8" draw:text-style-name="P6" draw:layer="layout" svg:width="3.683cm" svg:height="1.916cm" svg:x="8.366cm" svg:y="15.213cm">
          <draw:text-box>
            <text:p text:style-name="P6"><text:span text:style-name="T1">Check out our FAQs or email us</text:span></text:p>
          </draw:text-box>
        </draw:frame>
        <draw:frame draw:style-name="gr9" draw:text-style-name="P6" draw:layer="layout" svg:width="4.583cm" svg:height="1.916cm" svg:x="13.308cm" svg:y="15.213cm">
          <draw:text-box>
            <text:p><text:span text:style-name="T1">Wanna join! </text:span></text:p>
            <text:p><text:span text:style-name="T1">See details about </text:span></text:p>
            <text:p><text:span text:style-name="T1">league registration</text:span></text:p>
          </draw:text-box>
        </draw:frame>
        <draw:frame draw:style-name="gr8" draw:layer="controls" svg:width="6.604cm" svg:height="1.139cm" svg:x="2.778cm" svg:y="1.254cm">
          <draw:text-box>
            <text:p>Index.html</text:p>
          </draw:text-box>
        </draw:frame>
      </draw:page>
      <draw:page draw:name="page2" draw:style-name="dp1" draw:master-page-name="Default">
        <draw:custom-shape draw:style-name="gr1" draw:text-style-name="P2" draw:layer="layout" svg:width="7.112cm" svg:height="16.637cm" svg:x="19.034cm" svg:y="3.03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875cm" svg:height="8.509cm" svg:x="2.27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2.397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7.985cm" svg:y="13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13.319cm" svg:y="13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494cm" svg:height="1.016cm" svg:x="2.651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494cm" svg:height="0.889cm" svg:x="2.397cm" svg:y="18.907cm">
          <text:p text:style-name="P3">Footer</text:p>
          <draw:enhanced-geometry svg:viewBox="0 0 21600 21600" draw:type="rectangle" draw:enhanced-path="M 0 0 L 21600 0 21600 21600 0 21600 0 0 Z N"/>
        </draw:custom-shape>
        <draw:frame draw:style-name="gr3" draw:layer="layout" svg:width="14.366cm" svg:height="0.962cm" svg:x="3.032cm" svg:y="3.032cm">
          <draw:text-box>
            <text:p>No Sweat Soccer- <text:span text:style-name="T1">League management with little legwork</text:span></text:p>
          </draw:text-box>
        </draw:frame>
        <draw:frame draw:style-name="gr3" draw:layer="layout" svg:width="0.68cm" svg:height="0.962cm" svg:x="1.762cm" svg:y="6.08cm">
          <draw:text-box>
            <text:p>.</text:p>
          </draw:text-box>
        </draw:frame>
        <draw:frame draw:style-name="gr3" draw:layer="layout" svg:width="4.447cm" svg:height="2.384cm" svg:x="19.542cm" svg:y="4.302cm">
          <draw:text-box>
            <text:p>Fixed Navbar:</text:p>
            <text:p/>
            <text:p>Home</text:p>
          </draw:text-box>
        </draw:frame>
        <draw:custom-shape draw:style-name="gr10" draw:text-style-name="P5" draw:layer="layout" svg:width="10cm" svg:height="5cm" svg:x="4.048cm" svg:y="5.318cm">
          <text:p text:style-name="P4"><text:span text:style-name="T2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1" draw:text-style-name="P5" draw:layer="layout" svg:width="10cm" svg:height="5cm" svg:x="5.191cm" svg:y="5.572cm">
          <text:p text:style-name="P4"><text:span text:style-name="T2">League Name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6" draw:text-style-name="P6" draw:layer="layout" svg:width="4.191cm" svg:height="0.806cm" svg:x="2.981cm" svg:y="15.478cm">
          <draw:text-box>
            <text:p text:style-name="P6"><text:span text:style-name="T1">What we do...</text:span></text:p>
          </draw:text-box>
        </draw:frame>
        <draw:frame draw:style-name="gr7" draw:layer="layout" svg:width="3.175cm" svg:height="1.266cm" svg:x="3.413cm" svg:y="14.208cm">
          <draw:text-box>
            <text:p>About Us</text:p>
          </draw:text-box>
        </draw:frame>
        <draw:frame draw:style-name="gr7" draw:layer="layout" svg:width="3.175cm" svg:height="1.266cm" svg:x="3.414cm" svg:y="14.208cm">
          <draw:text-box>
            <text:p>About Us</text:p>
          </draw:text-box>
        </draw:frame>
        <draw:frame draw:style-name="gr3" draw:layer="layout" svg:width="3.639cm" svg:height="0.962cm" svg:x="8.366cm" svg:y="14.081cm">
          <draw:text-box>
            <text:p>Contact Us</text:p>
          </draw:text-box>
        </draw:frame>
        <draw:frame draw:style-name="gr3" draw:layer="layout" svg:width="2.614cm" svg:height="0.962cm" svg:x="13.954cm" svg:y="14.081cm">
          <draw:text-box>
            <text:p>Join Us</text:p>
          </draw:text-box>
        </draw:frame>
        <draw:frame draw:style-name="gr8" draw:text-style-name="P6" draw:layer="layout" svg:width="3.683cm" svg:height="1.916cm" svg:x="8.366cm" svg:y="15.213cm">
          <draw:text-box>
            <text:p text:style-name="P6"><text:span text:style-name="T1">Check out our FAQs or email us</text:span></text:p>
          </draw:text-box>
        </draw:frame>
        <draw:frame draw:style-name="gr9" draw:text-style-name="P6" draw:layer="layout" svg:width="4.583cm" svg:height="1.916cm" svg:x="13.308cm" svg:y="15.213cm">
          <draw:text-box>
            <text:p><text:span text:style-name="T1">Wanna join! </text:span></text:p>
            <text:p><text:span text:style-name="T1">See details about </text:span></text:p>
            <text:p><text:span text:style-name="T1">league registration</text:span></text:p>
          </draw:text-box>
        </draw:frame>
        <draw:frame draw:style-name="gr7" draw:layer="controls" svg:width="6.223cm" svg:height="1.266cm" svg:x="2.651cm" svg:y="1.254cm">
          <draw:text-box>
            <text:p>Login.html</text:p>
          </draw:text-box>
        </draw:frame>
        <draw:frame draw:style-name="gr3" draw:layer="controls" svg:width="3.639cm" svg:height="3.806cm" svg:x="19.923cm" svg:y="13.7cm">
          <draw:text-box>
            <text:p>Register</text:p>
            <text:p/>
            <text:p>About Us</text:p>
            <text:p/>
            <text:p>Contact Us</text:p>
          </draw:text-box>
        </draw:frame>
        <draw:frame draw:style-name="gr12" draw:layer="controls" svg:width="3.81cm" svg:height="1.016cm" svg:x="19.796cm" svg:y="7.096cm">
          <draw:text-box>
            <text:p>Login</text:p>
          </draw:text-box>
        </draw:frame>
        <draw:custom-shape draw:style-name="gr13" draw:text-style-name="P3" draw:layer="controls" svg:width="5.842cm" svg:height="4.445cm" svg:x="19.79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4.699cm" svg:height="1.27cm" svg:x="20.304cm" svg:y="9.128cm">
          <text:p text:style-name="P3">email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4.572cm" svg:height="1.27cm" svg:x="20.304cm" svg:y="10.652cm">
          <text:p text:style-name="P3">passwor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2.667cm" svg:height="0.889cm" svg:x="22.336cm" svg:y="12.049cm">
          <text:p text:style-name="P3">sub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" draw:text-style-name="P2" draw:layer="controls" svg:width="7.112cm" svg:height="16.637cm" svg:x="19.034cm" svg:y="3.03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3" draw:layer="controls" svg:width="15.875cm" svg:height="13.716cm" svg:x="2.524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15.494cm" svg:height="1.016cm" svg:x="2.651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15.494cm" svg:height="0.889cm" svg:x="2.397cm" svg:y="18.907cm">
          <text:p text:style-name="P3">Footer</text:p>
          <draw:enhanced-geometry svg:viewBox="0 0 21600 21600" draw:type="rectangle" draw:enhanced-path="M 0 0 L 21600 0 21600 21600 0 21600 0 0 Z N"/>
        </draw:custom-shape>
        <draw:frame draw:style-name="gr3" draw:layer="controls" svg:width="14.366cm" svg:height="0.962cm" svg:x="3.032cm" svg:y="3.032cm">
          <draw:text-box>
            <text:p>No Sweat Soccer- <text:span text:style-name="T1">League management with little legwork</text:span></text:p>
          </draw:text-box>
        </draw:frame>
        <draw:frame draw:style-name="gr3" draw:layer="controls" svg:width="0.68cm" svg:height="0.962cm" svg:x="1.762cm" svg:y="6.08cm">
          <draw:text-box>
            <text:p>.</text:p>
          </draw:text-box>
        </draw:frame>
        <draw:frame draw:style-name="gr3" draw:layer="controls" svg:width="4.447cm" svg:height="8.072cm" svg:x="19.642cm" svg:y="4.302cm">
          <draw:text-box>
            <text:p>Fixed Navbar:</text:p>
            <text:p/>
            <text:p>Home</text:p>
            <text:p/>
            <text:p>Login</text:p>
            <text:p/>
            <text:p>Register</text:p>
            <text:p/>
            <text:p>About Us</text:p>
            <text:p/>
            <text:p>Contact Us</text:p>
          </draw:text-box>
        </draw:frame>
        <draw:custom-shape draw:style-name="gr15" draw:text-style-name="P5" draw:layer="controls" svg:width="10cm" svg:height="5cm" svg:x="4.048cm" svg:y="5.318cm">
          <text:p text:style-name="P4"><text:span text:style-name="T2"><text:s/>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6" draw:text-style-name="P5" draw:layer="controls" svg:width="10cm" svg:height="1.27cm" svg:x="2.938cm" svg:y="5.191cm">
          <text:p text:style-name="P4"><text:span text:style-name="T2">Registration Form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98.380323935213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8" draw:layer="controls" svg:width="6.604cm" svg:height="1.139cm" svg:x="2.778cm" svg:y="1.254cm">
          <draw:text-box>
            <text:p>Register.html</text:p>
          </draw:text-box>
        </draw:frame>
        <draw:custom-shape draw:style-name="gr1" draw:text-style-name="P3" draw:layer="controls" svg:width="5.334cm" svg:height="0.889cm" svg:x="3.159cm" svg:y="6.715cm">
          <text:p text:style-name="P3">first_nam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5.334cm" svg:height="0.889cm" svg:x="8.874cm" svg:y="6.715cm">
          <text:p text:style-name="P3">last_nam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14.732cm" svg:height="2.667cm" svg:x="3.159cm" svg:y="9.636cm"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7" draw:layer="controls" svg:width="3.683cm" svg:height="0.889cm" svg:x="14.462cm" svg:y="6.715cm">
          <text:p text:style-name="P7"><text:span text:style-name="T1">Age- D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3.556cm" svg:height="0.889cm" svg:x="3.159cm" svg:y="8.112cm">
          <text:p text:style-name="P3">gen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0.889cm" svg:height="0.762cm" svg:x="8.11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controls" svg:width="0.889cm" svg:height="0.762cm" svg:x="10.525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controls" svg:width="1.016cm" svg:height="0.962cm" svg:x="6.969cm" svg:y="8.039cm">
          <draw:text-box>
            <text:p>M</text:p>
          </draw:text-box>
        </draw:frame>
        <draw:frame draw:style-name="gr8" draw:layer="controls" svg:width="1.143cm" svg:height="1.139cm" svg:x="9.509cm" svg:y="7.989cm">
          <draw:text-box>
            <text:p>F</text:p>
          </draw:text-box>
        </draw:frame>
        <draw:frame draw:style-name="gr8" draw:layer="controls" svg:width="2.921cm" svg:height="1.139cm" svg:x="3.286cm" svg:y="9.64cm">
          <draw:text-box>
            <text:p>Address</text:p>
          </draw:text-box>
        </draw:frame>
        <draw:custom-shape draw:style-name="gr1" draw:text-style-name="P3" draw:layer="controls" svg:width="4.699cm" svg:height="0.889cm" svg:x="3.373cm" svg:y="10.86cm">
          <text:p text:style-name="P3">Street<text:tab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2.073cm" svg:height="0.889cm" svg:x="8.325cm" svg:y="10.779cm">
          <text:p text:style-name="P3">City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3.556cm" svg:height="0.889cm" svg:x="13.573cm" svg:y="10.779cm">
          <text:p text:style-name="P3">Zipcod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2.667cm" svg:height="1.016cm" svg:x="10.525cm" svg:y="10.662cm">
          <text:p text:style-name="P3">State-DD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4.064cm" svg:height="1.016cm" svg:x="3.159cm" svg:y="12.684cm">
          <text:p text:style-name="P3">Emai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4.064cm" svg:height="1.016cm" svg:x="7.731cm" svg:y="12.684cm">
          <text:p/>
          <draw:enhanced-geometry svg:viewBox="0 0 21600 21600" draw:type="rectangle" draw:enhanced-path="M 0 0 L 21600 0 21600 21600 0 21600 0 0 Z N"/>
        </draw:custom-shape>
        <draw:frame draw:style-name="gr3" draw:layer="controls" svg:width="3.283cm" svg:height="0.962cm" svg:x="8.112cm" svg:y="12.811cm">
          <draw:text-box>
            <text:p>Password</text:p>
          </draw:text-box>
        </draw:frame>
        <draw:custom-shape draw:style-name="gr2" draw:text-style-name="P3" draw:layer="controls" svg:width="0.127cm" svg:height="0.001cm" svg:x="17.764cm" svg:y="18.5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14.351cm" svg:height="2.921cm" svg:x="2.905cm" svg:y="14.716cm">
          <text:p/>
          <draw:enhanced-geometry svg:viewBox="0 0 21600 21600" draw:type="rectangle" draw:enhanced-path="M 0 0 L 21600 0 21600 21600 0 21600 0 0 Z N"/>
        </draw:custom-shape>
        <draw:frame draw:style-name="gr18" draw:layer="controls" svg:width="3.81cm" svg:height="0.962cm" svg:x="3.413cm" svg:y="14.008cm">
          <draw:text-box>
            <text:p>Player Info</text:p>
          </draw:text-box>
        </draw:frame>
        <draw:custom-shape draw:style-name="gr1" draw:text-style-name="P3" draw:layer="controls" svg:width="4.953cm" svg:height="1.016cm" svg:x="12.43cm" svg:y="12.811cm">
          <text:p text:style-name="P3">Hidden: role =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3.81cm" svg:height="2.032cm" svg:x="3.54cm" svg:y="15.22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controls" svg:width="3.923cm" svg:height="2.147cm" svg:x="3.54cm" svg:y="15.064cm">
          <draw:text-box>
            <text:p text:style-name="P8"><text:span text:style-name="T3">Position:</text:span></text:p>
            <text:p text:style-name="P8"><text:span text:style-name="T3">Multiple-DD</text:span></text:p>
            <text:p text:style-name="P8"><text:span text:style-name="T3">Offense, Defense,</text:span></text:p>
            <text:p text:style-name="P8"><text:span text:style-name="T3">Midfielder, Goalie</text:span></text:p>
          </draw:text-box>
        </draw:frame>
        <draw:custom-shape draw:style-name="gr1" draw:text-style-name="P9" draw:layer="controls" svg:width="2.921cm" svg:height="0.762cm" svg:x="7.604cm" svg:y="15.224cm">
          <text:p text:style-name="P3"><text:span text:style-name="T3">experi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2.794cm" svg:height="2.286cm" svg:x="10.652cm" svg:y="15.097cm">
          <text:p/>
          <draw:enhanced-geometry svg:viewBox="0 0 21600 21600" draw:type="rectangle" draw:enhanced-path="M 0 0 L 21600 0 21600 21600 0 21600 0 0 Z N"/>
        </draw:custom-shape>
        <draw:frame draw:style-name="gr19" draw:layer="controls" svg:width="2.794cm" svg:height="2.282cm" svg:x="10.657cm" svg:y="15.026cm">
          <draw:text-box>
            <text:p text:style-name="P8"><text:span text:style-name="T3">Fitness-DD</text:span></text:p>
            <text:p text:style-name="P8"><text:span text:style-name="T3">Low</text:span></text:p>
            <text:p text:style-name="P8"><text:span text:style-name="T3">Medium</text:span></text:p>
            <text:p text:style-name="P8"><text:span text:style-name="T3">High</text:span></text:p>
          </draw:text-box>
        </draw:frame>
        <draw:custom-shape draw:style-name="gr1" draw:text-style-name="P3" draw:layer="controls" svg:width="2.667cm" svg:height="2.159cm" svg:x="13.954cm" svg:y="15.097cm">
          <text:p text:style-name="P8"><text:span text:style-name="T3">Health</text:span></text:p>
          <text:p text:style-name="P8"><text:span text:style-name="T3">Issues:</text:span></text:p>
          <text:p text:style-name="P8"><text:span text:style-name="T3">Multiple-D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Cassandra Dixon</meta:initial-creator>
    <meta:creation-date>2013-07-19T17:25:28</meta:creation-date>
    <dc:date>2013-07-20T11:44:37</dc:date>
    <dc:creator>Cassandra Dixon</dc:creator>
    <meta:editing-duration>PT6S</meta:editing-duration>
    <meta:editing-cycles>3</meta:editing-cycles>
    <meta:generator>LibreOffice/3.6$Linux_X86_64 LibreOffice_project/360m1$Build-2</meta:generator>
    <meta:document-statistic meta:object-count="83"/>
  </office:meta>
</office:document-meta>
</file>